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49e75" officeooo:paragraph-rsid="00149e75"/>
    </style:style>
    <style:style style:name="P2" style:family="paragraph" style:parent-style-name="Standard">
      <style:text-properties style:font-name="Arial" fo:font-weight="bold" officeooo:rsid="0015b934" officeooo:paragraph-rsid="0015b934" style:font-weight-asian="bold" style:font-weight-complex="bold"/>
    </style:style>
    <style:style style:name="P3" style:family="paragraph" style:parent-style-name="Standard">
      <style:text-properties style:font-name="Arial" fo:font-weight="bold" officeooo:rsid="00190185" officeooo:paragraph-rsid="00190185" style:font-weight-asian="bold" style:font-weight-complex="bold"/>
    </style:style>
    <style:style style:name="P4" style:family="paragraph" style:parent-style-name="Standard">
      <style:text-properties style:font-name="Arial" fo:font-weight="bold" officeooo:rsid="00212545" officeooo:paragraph-rsid="00212545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officeooo:rsid="003805a2" officeooo:paragraph-rsid="003805a2" style:font-weight-asian="bold" style:font-weight-complex="bold"/>
    </style:style>
    <style:style style:name="P6" style:family="paragraph" style:parent-style-name="Standard">
      <style:text-properties style:font-name="Arial" fo:font-weight="bold" officeooo:rsid="00214bdb" officeooo:paragraph-rsid="00214bdb" style:font-weight-asian="bold" style:font-weight-complex="bold"/>
    </style:style>
    <style:style style:name="P7" style:family="paragraph" style:parent-style-name="Standard">
      <style:paragraph-properties fo:break-before="page"/>
      <style:text-properties style:font-name="Arial" fo:font-weight="bold" officeooo:rsid="004ed9db" officeooo:paragraph-rsid="004ed9db" style:font-weight-asian="bold" style:font-weight-complex="bold"/>
    </style:style>
    <style:style style:name="P8" style:family="paragraph" style:parent-style-name="Standard">
      <style:text-properties style:font-name="Arial" officeooo:rsid="0015b934" officeooo:paragraph-rsid="0015b934"/>
    </style:style>
    <style:style style:name="P9" style:family="paragraph" style:parent-style-name="Standard">
      <style:text-properties style:font-name="Arial" officeooo:rsid="0015b934" officeooo:paragraph-rsid="002e36c9"/>
    </style:style>
    <style:style style:name="P10" style:family="paragraph" style:parent-style-name="Standard">
      <style:text-properties style:font-name="Arial" officeooo:rsid="001780db" officeooo:paragraph-rsid="001780db"/>
    </style:style>
    <style:style style:name="P11" style:family="paragraph" style:parent-style-name="Standard">
      <style:text-properties style:font-name="Arial" officeooo:rsid="001780db" officeooo:paragraph-rsid="002e36c9"/>
    </style:style>
    <style:style style:name="P12" style:family="paragraph" style:parent-style-name="Standard">
      <style:text-properties style:font-name="Arial" officeooo:rsid="00190185" officeooo:paragraph-rsid="00190185"/>
    </style:style>
    <style:style style:name="P13" style:family="paragraph" style:parent-style-name="Standard">
      <style:text-properties style:font-name="Arial" officeooo:paragraph-rsid="00190185"/>
    </style:style>
    <style:style style:name="P14" style:family="paragraph" style:parent-style-name="Standard">
      <style:text-properties style:font-name="Arial" officeooo:rsid="00212545" officeooo:paragraph-rsid="00212545"/>
    </style:style>
    <style:style style:name="P15" style:family="paragraph" style:parent-style-name="Standard">
      <style:text-properties style:font-name="Arial" officeooo:rsid="00212545" officeooo:paragraph-rsid="002f0c13"/>
    </style:style>
    <style:style style:name="P16" style:family="paragraph" style:parent-style-name="Standard">
      <style:text-properties style:font-name="Arial" officeooo:rsid="00214bdb" officeooo:paragraph-rsid="00214bdb"/>
    </style:style>
    <style:style style:name="P17" style:family="paragraph" style:parent-style-name="Standard">
      <style:text-properties style:font-name="Arial" officeooo:rsid="00214bdb" officeooo:paragraph-rsid="004a6501"/>
    </style:style>
    <style:style style:name="P18" style:family="paragraph" style:parent-style-name="Standard">
      <style:text-properties style:font-name="Arial" officeooo:rsid="0022c130" officeooo:paragraph-rsid="0022c130"/>
    </style:style>
    <style:style style:name="P19" style:family="paragraph" style:parent-style-name="Standard">
      <style:text-properties style:font-name="Arial" officeooo:rsid="0012def0" officeooo:paragraph-rsid="0029d1f9"/>
    </style:style>
    <style:style style:name="P20" style:family="paragraph" style:parent-style-name="Standard">
      <style:text-properties style:font-name="Arial" officeooo:rsid="0012def0" officeooo:paragraph-rsid="0031ed5b"/>
    </style:style>
    <style:style style:name="P21" style:family="paragraph" style:parent-style-name="Standard">
      <style:text-properties style:font-name="Arial" fo:font-size="10pt" officeooo:rsid="0012def0" officeooo:paragraph-rsid="0029d1f9" style:font-size-asian="10pt" style:font-size-complex="10pt"/>
    </style:style>
    <style:style style:name="P22" style:family="paragraph" style:parent-style-name="Standard">
      <style:paragraph-properties fo:text-align="center" style:justify-single-word="false"/>
      <style:text-properties style:font-name="Arial" fo:font-size="14pt" fo:font-weight="bold" officeooo:rsid="00149e75" officeooo:paragraph-rsid="002e36c9" style:font-size-asian="14pt" style:font-weight-asian="bold" style:font-size-complex="14pt" style:font-weight-complex="bold"/>
    </style:style>
    <style:style style:name="P23" style:family="paragraph" style:parent-style-name="Standard">
      <style:text-properties style:font-name="Arial" officeooo:rsid="002e36c9" officeooo:paragraph-rsid="002e36c9"/>
    </style:style>
    <style:style style:name="P24" style:family="paragraph" style:parent-style-name="Standard">
      <style:text-properties style:font-name="Arial" officeooo:rsid="002e36c9" officeooo:paragraph-rsid="003d4f1d"/>
    </style:style>
    <style:style style:name="P25" style:family="paragraph" style:parent-style-name="Standard">
      <style:text-properties style:font-name="Arial" officeooo:rsid="002f0c13" officeooo:paragraph-rsid="002f0c13"/>
    </style:style>
    <style:style style:name="P26" style:family="paragraph" style:parent-style-name="Standard">
      <style:text-properties style:font-name="Arial" officeooo:rsid="00301959" officeooo:paragraph-rsid="00301959"/>
    </style:style>
    <style:style style:name="P27" style:family="paragraph" style:parent-style-name="Standard">
      <style:text-properties style:font-name="Arial" officeooo:rsid="00301959" officeooo:paragraph-rsid="004c1c78"/>
    </style:style>
    <style:style style:name="P28" style:family="paragraph" style:parent-style-name="Standard">
      <style:text-properties style:font-name="Arial" officeooo:rsid="0030cdb9" officeooo:paragraph-rsid="0030cdb9"/>
    </style:style>
    <style:style style:name="P29" style:family="paragraph" style:parent-style-name="Standard">
      <style:text-properties style:font-name="Arial" officeooo:rsid="0031627e" officeooo:paragraph-rsid="0031627e"/>
    </style:style>
    <style:style style:name="P30" style:family="paragraph" style:parent-style-name="Standard">
      <style:text-properties style:font-name="Arial" fo:font-weight="normal" officeooo:rsid="0031ed5b" officeooo:paragraph-rsid="0031ed5b" style:font-weight-asian="normal" style:font-weight-complex="normal"/>
    </style:style>
    <style:style style:name="P31" style:family="paragraph" style:parent-style-name="Standard">
      <style:text-properties style:font-name="Arial" fo:font-weight="normal" officeooo:rsid="004ed9db" officeooo:paragraph-rsid="004ed9db" style:font-weight-asian="normal" style:font-weight-complex="normal"/>
    </style:style>
    <style:style style:name="P32" style:family="paragraph" style:parent-style-name="Standard">
      <style:text-properties style:font-name="Arial" fo:font-weight="normal" officeooo:rsid="004fdad8" officeooo:paragraph-rsid="004fdad8" style:font-weight-asian="normal" style:font-weight-complex="normal"/>
    </style:style>
    <style:style style:name="P33" style:family="paragraph" style:parent-style-name="Standard">
      <style:text-properties style:font-name="Arial" officeooo:rsid="00212545" officeooo:paragraph-rsid="002f0c13" fo:background-color="#b4c7dc"/>
    </style:style>
    <style:style style:name="P34" style:family="paragraph" style:parent-style-name="Standard">
      <style:text-properties style:font-name="Arial" officeooo:rsid="0038c3e5" officeooo:paragraph-rsid="0038c3e5" fo:background-color="#b4c7dc"/>
    </style:style>
    <style:style style:name="P35" style:family="paragraph" style:parent-style-name="Standard">
      <style:text-properties style:font-name="Arial" officeooo:rsid="003c7084" officeooo:paragraph-rsid="003c7084" fo:background-color="#b4c7dc"/>
    </style:style>
    <style:style style:name="P36" style:family="paragraph" style:parent-style-name="Standard">
      <style:text-properties style:font-name="Arial" officeooo:rsid="004c1c78" officeooo:paragraph-rsid="004c1c78" fo:background-color="#b4c7dc"/>
    </style:style>
    <style:style style:name="P37" style:family="paragraph" style:parent-style-name="Standard">
      <style:text-properties style:font-name="Arial" officeooo:rsid="003a7b35" officeooo:paragraph-rsid="003a7b35"/>
    </style:style>
    <style:style style:name="P38" style:family="paragraph" style:parent-style-name="Standard">
      <style:text-properties style:font-name="Arial" officeooo:rsid="003c7084" officeooo:paragraph-rsid="003c7084"/>
    </style:style>
    <style:style style:name="P39" style:family="paragraph" style:parent-style-name="Standard">
      <style:text-properties style:font-name="Arial" officeooo:rsid="003c7084" officeooo:paragraph-rsid="003c7084" fo:background-color="#ffff00"/>
    </style:style>
    <style:style style:name="P40" style:family="paragraph" style:parent-style-name="Standard">
      <style:text-properties style:font-name="Arial" officeooo:rsid="00301959" officeooo:paragraph-rsid="00301959" fo:background-color="#ffff00"/>
    </style:style>
    <style:style style:name="P41" style:family="paragraph" style:parent-style-name="Standard">
      <style:text-properties style:font-name="Arial" officeooo:rsid="0038c3e5" officeooo:paragraph-rsid="002f0c13"/>
    </style:style>
    <style:style style:name="P42" style:family="paragraph" style:parent-style-name="Standard">
      <style:text-properties style:font-name="Arial" officeooo:rsid="002fab2b" officeooo:paragraph-rsid="002f0c13" fo:background-color="#ffa6a6"/>
    </style:style>
    <style:style style:name="P43" style:family="paragraph" style:parent-style-name="Standard">
      <style:text-properties style:font-name="Arial" officeooo:rsid="004c1c78" officeooo:paragraph-rsid="004c1c78"/>
    </style:style>
    <style:style style:name="P44" style:family="paragraph" style:parent-style-name="Standard">
      <style:text-properties style:font-name="Arial" officeooo:rsid="004c1c78" officeooo:paragraph-rsid="00301959" fo:background-color="#ffd7d7"/>
    </style:style>
    <style:style style:name="P45" style:family="paragraph" style:parent-style-name="Standard">
      <style:text-properties style:font-name="Arial" officeooo:rsid="004ed9db" officeooo:paragraph-rsid="004ed9db"/>
    </style:style>
    <style:style style:name="P46" style:family="paragraph" style:parent-style-name="Standard">
      <style:text-properties style:font-name="Arial" officeooo:rsid="004a6501" officeooo:paragraph-rsid="004a6501"/>
    </style:style>
    <style:style style:name="P47" style:family="paragraph" style:parent-style-name="Standard">
      <style:text-properties style:font-name="Arial" officeooo:rsid="00249397" officeooo:paragraph-rsid="00249397"/>
    </style:style>
    <style:style style:name="P48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22pt" fo:font-weight="bold" officeooo:rsid="00149e75" officeooo:paragraph-rsid="00149e75" style:font-size-asian="22pt" style:font-weight-asian="bold" style:font-size-complex="22pt" style:font-weight-complex="bold"/>
    </style:style>
    <style:style style:name="P49" style:family="paragraph" style:parent-style-name="Standard">
      <style:text-properties style:font-name="Arial" fo:font-weight="normal" officeooo:rsid="004ed9db" officeooo:paragraph-rsid="004ed9db" style:font-weight-asian="normal" style:font-weight-complex="normal"/>
    </style:style>
    <style:style style:name="P50" style:family="paragraph" style:parent-style-name="Standard">
      <style:text-properties style:font-name="Arial" fo:font-weight="normal" officeooo:rsid="00531a3c" officeooo:paragraph-rsid="00531a3c" style:font-weight-asian="normal" style:font-weight-complex="normal"/>
    </style:style>
    <style:style style:name="P51" style:family="paragraph" style:parent-style-name="Standard">
      <style:text-properties style:font-name="Arial" fo:font-weight="normal" officeooo:rsid="00543a75" officeooo:paragraph-rsid="00543a75" style:font-weight-asian="normal" style:font-weight-complex="normal"/>
    </style:style>
    <style:style style:name="P52" style:family="paragraph" style:parent-style-name="Standard">
      <style:paragraph-properties>
        <style:tab-stops>
          <style:tab-stop style:position="4.802in"/>
        </style:tab-stops>
      </style:paragraph-properties>
      <style:text-properties style:font-name="Arial" fo:font-weight="normal" officeooo:rsid="00543a75" officeooo:paragraph-rsid="00543a75" style:font-weight-asian="normal" style:font-weight-complex="normal"/>
    </style:style>
    <style:style style:name="P53" style:family="paragraph" style:parent-style-name="Standard">
      <style:text-properties style:font-name="Arial" fo:font-weight="normal" officeooo:rsid="0054b038" officeooo:paragraph-rsid="0054b038" style:font-weight-asian="normal" style:font-weight-complex="normal"/>
    </style:style>
    <style:style style:name="P54" style:family="paragraph" style:parent-style-name="Standard">
      <style:text-properties style:font-name="Arial" fo:font-weight="normal" officeooo:rsid="0054b038" officeooo:paragraph-rsid="00543a75" style:font-weight-asian="normal" style:font-weight-complex="normal"/>
    </style:style>
    <style:style style:name="P55" style:family="paragraph" style:parent-style-name="Standard">
      <style:text-properties style:font-name="Arial" fo:font-weight="normal" officeooo:rsid="0054b038" officeooo:paragraph-rsid="0055c11c" style:font-weight-asian="normal" style:font-weight-complex="normal"/>
    </style:style>
    <style:style style:name="P56" style:family="paragraph" style:parent-style-name="Standard">
      <style:text-properties style:font-name="Arial" fo:font-weight="normal" officeooo:rsid="0055c11c" officeooo:paragraph-rsid="0055c11c" style:font-weight-asian="normal" style:font-weight-complex="normal"/>
    </style:style>
    <style:style style:name="P57" style:family="paragraph" style:parent-style-name="Standard">
      <style:text-properties style:font-name="Arial" fo:font-weight="normal" officeooo:rsid="0057132c" officeooo:paragraph-rsid="0057132c" style:font-weight-asian="normal" style:font-weight-complex="normal"/>
    </style:style>
    <style:style style:name="P58" style:family="paragraph" style:parent-style-name="Standard">
      <style:text-properties style:font-name="Arial" fo:font-weight="normal" officeooo:rsid="0058811c" officeooo:paragraph-rsid="0058811c" style:font-weight-asian="normal" style:font-weight-complex="normal"/>
    </style:style>
    <style:style style:name="P59" style:family="paragraph" style:parent-style-name="Standard">
      <style:text-properties style:font-name="Arial" fo:font-weight="normal" officeooo:rsid="005a5f36" officeooo:paragraph-rsid="005a5f36" style:font-weight-asian="normal" style:font-weight-complex="normal"/>
    </style:style>
    <style:style style:name="P60" style:family="paragraph" style:parent-style-name="Standard">
      <style:text-properties style:font-name="Arial" fo:font-weight="normal" officeooo:rsid="005a6edd" officeooo:paragraph-rsid="005a6edd" style:font-weight-asian="normal" style:font-weight-complex="normal"/>
    </style:style>
    <style:style style:name="P61" style:family="paragraph" style:parent-style-name="Standard">
      <style:paragraph-properties fo:break-before="page"/>
      <style:text-properties style:font-name="Arial" fo:font-weight="bold" officeooo:rsid="005c47fd" officeooo:paragraph-rsid="005c47fd" style:font-weight-asian="bold" style:font-weight-complex="bold"/>
    </style:style>
    <style:style style:name="P62" style:family="paragraph" style:parent-style-name="Standard">
      <style:text-properties style:font-name="Arial" officeooo:rsid="00214bdb" officeooo:paragraph-rsid="00214bdb"/>
    </style:style>
    <style:style style:name="P63" style:family="paragraph" style:parent-style-name="Standard">
      <style:text-properties style:font-name="Arial" officeooo:rsid="00301959" officeooo:paragraph-rsid="00301959"/>
    </style:style>
    <style:style style:name="P64" style:family="paragraph" style:parent-style-name="Standard">
      <style:text-properties style:font-name="Arial" officeooo:rsid="005c47fd" officeooo:paragraph-rsid="005c47fd"/>
    </style:style>
    <style:style style:name="P65" style:family="paragraph" style:parent-style-name="Standard">
      <style:text-properties style:font-name="Arial" officeooo:rsid="0012def0" officeooo:paragraph-rsid="0029d1f9"/>
    </style:style>
    <style:style style:name="P66" style:family="paragraph">
      <style:paragraph-properties fo:text-align="center" style:writing-mode="lr-tb"/>
    </style:style>
    <style:style style:name="P67" style:family="paragraph">
      <style:paragraph-properties fo:text-align="end" style:writing-mode="lr-tb"/>
    </style:style>
    <style:style style:name="P68" style:family="paragraph">
      <loext:graphic-properties draw:fill="solid" draw:fill-color="#ffffff"/>
      <style:paragraph-properties fo:text-align="center" style:writing-mode="lr-tb"/>
    </style:style>
    <style:style style:name="P69" style:family="paragraph">
      <style:paragraph-properties fo:text-align="center"/>
    </style:style>
    <style:style style:name="T1" style:family="text">
      <style:text-properties fo:color="#000000" loext:opacity="100%" fo:background-color="#ffffff" loext:char-shading-value="0"/>
    </style:style>
    <style:style style:name="T2" style:family="text">
      <style:text-properties fo:color="#000000" loext:opacity="100%" fo:font-weight="bold" fo:background-color="#ffffff" loext:char-shading-value="0" style:font-weight-asian="bold" style:font-weight-complex="bold"/>
    </style:style>
    <style:style style:name="T3" style:family="text">
      <style:text-properties fo:color="#000000" loext:opacity="100%" fo:background-color="#ffff00" loext:char-shading-value="0"/>
    </style:style>
    <style:style style:name="T4" style:family="text">
      <style:text-properties fo:color="#000000" loext:opacity="100%" officeooo:rsid="004c1c78" fo:background-color="#ffd7d7" loext:char-shading-value="0"/>
    </style:style>
    <style:style style:name="T5" style:family="text">
      <style:text-properties officeooo:rsid="0029d1f9"/>
    </style:style>
    <style:style style:name="T6" style:family="text">
      <style:text-properties officeooo:rsid="002e36c9"/>
    </style:style>
    <style:style style:name="T7" style:family="text">
      <style:text-properties officeooo:rsid="002f0c13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55c11c" fo:background-color="#ffff00" loext:char-shading-value="0"/>
    </style:style>
    <style:style style:name="T11" style:family="text">
      <style:text-properties officeooo:rsid="0031627e"/>
    </style:style>
    <style:style style:name="T12" style:family="text">
      <style:text-properties officeooo:rsid="003805a2"/>
    </style:style>
    <style:style style:name="T13" style:family="text">
      <style:text-properties officeooo:rsid="0038c3e5"/>
    </style:style>
    <style:style style:name="T14" style:family="text">
      <style:text-properties officeooo:rsid="003d4f1d"/>
    </style:style>
    <style:style style:name="T15" style:family="text">
      <style:text-properties officeooo:rsid="0041a650"/>
    </style:style>
    <style:style style:name="T16" style:family="text">
      <style:text-properties officeooo:rsid="004783cb"/>
    </style:style>
    <style:style style:name="T17" style:family="text">
      <style:text-properties officeooo:rsid="004c1c78"/>
    </style:style>
    <style:style style:name="T18" style:family="text">
      <style:text-properties fo:background-color="#729fcf" loext:char-shading-value="0"/>
    </style:style>
    <style:style style:name="T19" style:family="text">
      <style:text-properties fo:background-color="#ffd7d7" loext:char-shading-value="0"/>
    </style:style>
    <style:style style:name="T20" style:family="text">
      <style:text-properties officeooo:rsid="004c1c78" fo:background-color="#ffd7d7" loext:char-shading-value="0"/>
    </style:style>
    <style:style style:name="T21" style:family="text">
      <style:text-properties officeooo:rsid="003c7084" fo:background-color="#ffd7d7" loext:char-shading-value="0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4fdad8" style:font-weight-asian="bold" style:font-weight-complex="bold"/>
    </style:style>
    <style:style style:name="T24" style:family="text">
      <style:text-properties fo:font-weight="bold" officeooo:rsid="00214bdb" style:font-weight-asian="bold" style:font-weight-complex="bold"/>
    </style:style>
    <style:style style:name="T25" style:family="text">
      <style:text-properties officeooo:rsid="004fdad8"/>
    </style:style>
    <style:style style:name="T26" style:family="text">
      <style:text-properties officeooo:rsid="00543a75"/>
    </style:style>
    <style:style style:name="T27" style:family="text">
      <style:text-properties officeooo:rsid="0055c11c"/>
    </style:style>
    <style:style style:name="T28" style:family="text">
      <style:text-properties officeooo:rsid="005a42b1"/>
    </style:style>
    <style:style style:name="T29" style:family="text">
      <style:text-properties officeooo:rsid="00214bdb"/>
    </style:style>
    <style:style style:name="T30" style:family="text">
      <style:text-properties officeooo:rsid="005a6edd"/>
    </style:style>
    <style:style style:name="T31" style:family="text">
      <style:text-properties officeooo:rsid="005c47f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214bdb" style:font-weight-asian="normal" style:font-weight-complex="normal"/>
    </style:style>
    <style:style style:name="T34" style:family="text">
      <style:text-properties style:font-name="Arial" fo:font-size="12pt" style:font-name-complex="Arial"/>
    </style:style>
    <style:style style:name="T35" style:family="text">
      <style:text-properties fo:font-size="12pt"/>
    </style:style>
    <style:style style:name="T36" style:family="text">
      <style:text-properties fo:font-size="8pt" style:font-size-asian="8pt" style:font-size-complex="8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075in" svg:stroke-color="#000000" draw:marker-start-width="0.1492in" draw:marker-end-width="0.1492in" draw:fill="solid" draw:fill-color="#ffffff" draw:textarea-horizontal-align="justify" draw:textarea-vertical-align="middle" draw:auto-grow-height="false" fo:min-height="0.7307in" fo:min-width="2.2772in" fo:padding-top="0.0035in" fo:padding-bottom="0.0035in" fo:padding-left="0.0035in" fo:padding-right="0.0035in" style:run-through="foreground"/>
      <style:paragraph-properties style:writing-mode="lr-tb"/>
    </style:style>
    <style:style style:name="gr3" style:family="graphic">
      <style:graphic-properties svg:stroke-width="0.0075in" svg:stroke-color="#000000" draw:marker-start-width="0.1492in" draw:marker-end-width="0.1492in" draw:fill="solid" draw:fill-color="#ffffff" draw:textarea-horizontal-align="justify" draw:textarea-vertical-align="middle" draw:auto-grow-height="false" fo:min-height="0.7307in" fo:min-width="1.4417in" fo:padding-top="0.0035in" fo:padding-bottom="0.0035in" fo:padding-left="0.0035in" fo:padding-right="0.0035in" style:run-through="foreground"/>
      <style:paragraph-properties style:writing-mode="lr-tb"/>
    </style:style>
    <style:style style:name="gr4" style:family="graphic">
      <style:graphic-properties svg:stroke-width="0.0098in" svg:stroke-color="#000000" draw:marker-start-width="0.1646in" draw:marker-end-width="0.1646in" draw:textarea-horizontal-align="center" draw:textarea-vertical-align="middle" fo:padding-top="0.0047in" fo:padding-bottom="0.0047in" fo:padding-left="0.0047in" fo:padding-right="0.0047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202<text:span text:style-name="T17">2</text:span> <text:span text:style-name="T6">Fall</text:span>: CPSC 240</text:p>
      <text:p text:style-name="P22"><text:span text:style-name="T6">Practice </text:span>Assignment <text:span text:style-name="T12">2</text:span></text:p>
      <text:p text:style-name="P5">Right Triangles</text:p>
      <text:p text:style-name="P1"/>
      <text:p text:style-name="P1"/>
      <text:p text:style-name="P2">Preface</text:p>
      <text:p text:style-name="P8"/>
      <text:p text:style-name="P43">In an earlier program you inputted two float number with validation. <text:s/>In this program you will perform some arithmetic operation on two float numbers. <text:s/>This assignment culminates in using some basic gdb commands.</text:p>
      <text:p text:style-name="P8"/>
      <text:p text:style-name="P8"/>
      <text:p text:style-name="P8"/>
      <text:p text:style-name="P2">Basic requirements</text:p>
      <text:p text:style-name="P8"/>
      <text:p text:style-name="P9">Make a program satisfying the structure given in the diagram that follows. <text:s text:c="2"/>The <text:span text:style-name="T6">application </text:span>purpose of the program is <text:span text:style-name="T6">that you input <text:s/></text:span><text:span text:style-name="T12">the lengths of two sides of a right triangle and your program outputs some computed values, namely, the area and the length of the hypotenuse.</text:span></text:p>
      <text:p text:style-name="P9"/>
      <text:p text:style-name="P24">The academic purpose of this program is that you experience how to <text:span text:style-name="T12">input a float in assembly and how to output a float number with proper formatting. <text:s/>There are no integers in this assignment.</text:span></text:p>
      <text:p text:style-name="P11"/>
      <text:p text:style-name="P10"/>
      <text:p text:style-name="P3">Calling structure</text:p>
      <text:p text:style-name="P12"/>
      <text:p text:style-name="P13"><draw:g text:anchor-type="paragraph" draw:z-index="0" draw:name="Shape1" draw:style-name="gr1"><draw:custom-shape draw:name="Forma2" draw:style-name="gr2" draw:text-style-name="P68" svg:width="2.2843in" svg:height="0.7378in" svg:x="1.0835in" svg:y="0.1638in"><text:p text:style-name="P66"/><text:p text:style-name="P66"/><text:p text:style-name="P66"><text:span text:style-name="T34">pythagoras</text:span><text:span text:style-name="T35">.c</text:span></text:p><text:p text:style-name="P67"><text:span text:style-name="T36"/></text:p><text:p text:style-name="P67"><text:span text:style-name="T36">C language</text:span></text:p><text:p text:style-name="P67"><text:span text:style-name="T36"/></text:p><draw:enhanced-geometry svg:viewBox="0 0 21600 21600" draw:type="rectangle" draw:enhanced-path="M 0 0 L 21600 0 21600 21600 0 21600 0 0 Z N"/></draw:custom-shape><draw:custom-shape draw:name="Forma2" draw:style-name="gr2" draw:text-style-name="P68" svg:width="2.2843in" svg:height="0.7378in" svg:x="1.1028in" svg:y="1.4646in"><text:p text:style-name="P66"/><text:p text:style-name="P66">triangle.asm</text:p><text:p text:style-name="P67"><text:span text:style-name="T36"/></text:p><text:p text:style-name="P67"><text:span text:style-name="T36">X86 language</text:span></text:p><text:p text:style-name="P67"><text:span text:style-name="T36"/></text:p><draw:enhanced-geometry svg:viewBox="0 0 21600 21600" draw:type="rectangle" draw:enhanced-path="M 0 0 L 21600 0 21600 21600 0 21600 0 0 Z N"/></draw:custom-shape><draw:custom-shape draw:name="Forma2" draw:style-name="gr3" draw:text-style-name="P68" svg:width="1.4488in" svg:height="0.7378in" svg:x="4.6681in" svg:y="0.8772in"><text:p text:style-name="P66"/><text:p text:style-name="P66">r.sh</text:p><text:p text:style-name="P67"><text:span text:style-name="T36"/></text:p><text:p text:style-name="P67"><text:span text:style-name="T36">Bash <text:s text:c="2"/></text:span></text:p><text:p text:style-name="P67"><text:span text:style-name="T36"/></text:p><draw:enhanced-geometry svg:viewBox="0 0 21600 21600" draw:type="rectangle" draw:enhanced-path="M 0 0 L 21600 0 21600 21600 0 21600 0 0 Z N"/></draw:custom-shape><draw:line draw:name="Forma3" draw:style-name="gr4" draw:text-style-name="P69" svg:x1="2.2354in" svg:y1="0.9in" svg:x2="2.2417in" svg:y2="1.4634in"><text:p/></draw:line></draw:g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3">The system structure has three files as shown in the diagram above. <text:s/>Each rectangle represents one file. <text:s/>Inside of each rectangle is the name of the file and the language of the rectangle. <text:s/>The name of the language is usually in smaller font.</text:p>
      <text:p text:style-name="P13"/>
      <text:p text:style-name="P23">The top level file begins the execution of the system. <text:s/>Its job is to welcome the user in a friendly manner. <text:s/>Typically the top level file does not know what the file below it is doing.</text:p>
      <text:p text:style-name="P23"/>
      <text:p text:style-name="P41">C language is required for the top level. <text:s/><text:span text:style-name="T17">But that is an easy knock-off of C++.</text:span></text:p>
      <text:p text:style-name="P25"><text:soft-page-break/></text:p>
      <text:p text:style-name="P25">The file r.sh is written in bash.</text:p>
      <text:p text:style-name="P25"/>
      <text:p text:style-name="P25"/>
      <text:p text:style-name="P25"/>
      <text:p text:style-name="P4">Sample dialog with the program</text:p>
      <text:p text:style-name="P14"/>
      <text:p text:style-name="P33">Welcome to <text:span text:style-name="T13">the Right Triangles</text:span><text:span text:style-name="T7"> </text:span><text:span text:style-name="T13">program maintained by Juan Diaz.</text:span></text:p>
      <text:p text:style-name="P33"/>
      <text:p text:style-name="P34">If errors are discovered please report them to Juan Diaz at juan@columbia.com <text:s/>for a qu<text:span text:style-name="T15">ick</text:span> fix. <text:s/>At Columbia Software the custo<text:span text:style-name="T18">mer co</text:span>mes first.</text:p>
      <text:p text:style-name="P15"/>
      <text:p text:style-name="P37"><text:span text:style-name="T8">Please enter your last name:</text:span> <text:s/><text:span text:style-name="T19">Fink</text:span><text:span text:style-name="T21">e</text:span><text:span text:style-name="T19">lstein</text:span></text:p>
      <text:p text:style-name="P37"/>
      <text:p text:style-name="P37"><text:span text:style-name="T3">Please enter your title (Mr, Ms, Nurse, Engineer, etc):</text:span><text:span text:style-name="T1"> <text:s/></text:span><text:span text:style-name="T4">Bus Driver</text:span></text:p>
      <text:p text:style-name="P37"/>
      <text:p text:style-name="P37"><text:span text:style-name="T8">Please enter the sides of your triangle separated by ws:</text:span> <text:s/><text:span text:style-name="T19">3.95</text:span> <text:s text:c="4"/><text:span text:style-name="T20">4.</text:span><text:span text:style-name="T19">61</text:span></text:p>
      <text:p text:style-name="P37"/>
      <text:p text:style-name="P39">The length of the hypotenuse is 6.070798959 units.</text:p>
      <text:p text:style-name="P37"/>
      <text:p text:style-name="P39">Please enjoy your triangles <text:span text:style-name="T17">Bus Driver</text:span> Finkelstein.</text:p>
      <text:p text:style-name="P38"/>
      <text:p text:style-name="P35">The main function received this number <text:s/>6.0708 and plans to keep it.</text:p>
      <text:p text:style-name="P35"/>
      <text:p text:style-name="P35">An integer zero will be returned to the operating system. <text:s/>Bye.</text:p>
      <text:p text:style-name="P15"/>
      <text:p text:style-name="P15"/>
      <text:p text:style-name="P15"/>
      <text:p text:style-name="P15"/>
      <text:p text:style-name="P42"/>
      <text:p text:style-name="P15"/>
      <text:p text:style-name="P15">------------------------------------------------------------------------------------------------------------</text:p>
      <text:p text:style-name="P13"/>
      <text:p text:style-name="P27">Legend. <text:s/></text:p>
      <text:p text:style-name="P27"/>
      <text:p text:style-name="P36">Blue: <text:s/>Driver module</text:p>
      <text:p text:style-name="P26"/>
      <text:p text:style-name="P40"><text:span text:style-name="T17">Yellow: <text:s/>Control module</text:span>.</text:p>
      <text:p text:style-name="P13"/>
      <text:p text:style-name="P44">Pink: <text:s/>Input device such as keyboard</text:p>
      <text:p text:style-name="P13"/>
      <text:p text:style-name="P13"/>
      <text:p text:style-name="P6"/>
      <text:p text:style-name="P7">Practice using GDB</text:p>
      <text:p text:style-name="P31"/>
      <text:p text:style-name="P50">At this point we assume that your program satisfies all the requirements of the preceding pages of this specification document and that it rise to the level of professional program.</text:p>
      <text:p text:style-name="P50"/>
      <text:p text:style-name="P50">Configure a second bash file that will execute in GDB mode.<text:span text:style-name="T26">p</text:span></text:p>
      <text:p text:style-name="P50"/>
      <text:p text:style-name="P50">Run the second bash file.</text:p>
      <text:p text:style-name="P50"/>
      <text:p text:style-name="P52"><text:span text:style-name="T9">Place breaks</text:span> on the main function and on the single called function. <text:s/>In each case the break attaches to the name of the function.</text:p>
      <text:p text:style-name="P51"/>
      <text:p text:style-name="P51">Optional: <text:s/>You may add additional beaks attache to line numbers if desired. <text:s/>You are here to acquire as many skills as possible and not to finish the course with as little knowledge as possible. <text:s text:c="2"/>For that reason you want to do optional activities.</text:p>
      <text:p text:style-name="P51"/>
      <text:p text:style-name="P51">Run the program in GDB mode. <text:s/>Know the name of the variable that will receive the quadword returned by the controller function.</text:p>
      <text:p text:style-name="P54"/>
      <text:p text:style-name="P53">Step through the program using n, s, or c <text:span text:style-name="T28">commands.</text:span></text:p>
      <text:p text:style-name="P53"/>
      <text:p text:style-name="P53">Immediately before the function in controller is called use gdb to <text:span text:style-name="T9">show the value</text:span> <text:span text:style-name="T27">in decimal</text:span> in the variable that will receive the value returned from the controller.</text:p>
      <text:p text:style-name="P53"/>
      <text:p text:style-name="P53"><text:span text:style-name="T27">I</text:span>mmediately before the function in controller is called use gdb to <text:span text:style-name="T9">show the address</text:span> <text:span text:style-name="T27">in hex</text:span> where the welcome string message is stored.</text:p>
      <text:p text:style-name="P31"/>
      <text:p text:style-name="P55"><text:span text:style-name="T27">I</text:span>mmediately before the function in controller is called use gdb to <text:span text:style-name="T9">show </text:span><text:span text:style-name="T10">the value</text:span><text:span text:style-name="T27"> in rdx in hex.</text:span></text:p>
      <text:p text:style-name="P55"/>
      <text:p text:style-name="P55"><text:span text:style-name="T27">I</text:span>mmediately before the function in controller is called use gdb to <text:span text:style-name="T9">show </text:span><text:span text:style-name="T10">the top of stack</text:span><text:span text:style-name="T27"> quadword in hex.</text:span></text:p>
      <text:p text:style-name="P55"/>
      <text:p text:style-name="P56">Step execution forward and enter the controller. <text:s/>Step past the back up of GPRs</text:p>
      <text:p text:style-name="P56"/>
      <text:p text:style-name="P56"><text:span text:style-name="T9">Show in hex</text:span> the address of the prompt message string.</text:p>
      <text:p text:style-name="P31"/>
      <text:p text:style-name="P56">Visually inspect that number and determine if the string is stored in heap or stack. <text:s/><text:span text:style-name="T9">Record the answer</text:span> ‘heap’ or ‘stack’ in your gdb notes file.</text:p>
      <text:p text:style-name="P56"/>
      <text:p text:style-name="P57">Your program will input the first number into an xmm register. <text:s/>That register will probably be different for each student. <text:s text:c="2"/>Therefore, I will refer to it as ‘xmmz’.</text:p>
      <text:p text:style-name="P57"/>
      <text:p text:style-name="P57">After the prompt is displayed and before scanf is called use gdb to <text:span text:style-name="T9">output the value in xmmz</text:span> in hex.</text:p>
      <text:p text:style-name="P57"/>
      <text:p text:style-name="P57">Step forward in execution and <text:s/>call scanf <text:s/>and enter the two numbers.</text:p>
      <text:p text:style-name="P57"/>
      <text:p text:style-name="P57">Again show use scanf to <text:span text:style-name="T9">show the value in xmmz</text:span>. <text:s text:c="2"/>[It will be the value of the recently <text:s/>entered first number.]</text:p>
      <text:p text:style-name="P57"><text:soft-page-break/></text:p>
      <text:p text:style-name="P57">Step execution forward and pause immediately before the ‘ret’ instruction.</text:p>
      <text:p text:style-name="P57"/>
      <text:p text:style-name="P57">Use gdb to <text:span text:style-name="T9">show the value</text:span> in xmm0 in hex the moment before ret executes.</text:p>
      <text:p text:style-name="P57"/>
      <text:p text:style-name="P57">Step execution forward until execution is once again in the driver.</text:p>
      <text:p text:style-name="P57"/>
      <text:p text:style-name="P58">Use gdb to <text:s/><text:span text:style-name="T9">show the <text:s/>value in decimal</text:span> in xmmz <text:s text:c="2"/>//This number should mathematically equal the previous output from gdb.</text:p>
      <text:p text:style-name="P58"/>
      <text:p text:style-name="P58">Continue execution <text:s/>until of the <text:s/>program until it terminates gracefully.</text:p>
      <text:p text:style-name="P57"/>
      <text:p text:style-name="P31"/>
      <text:p text:style-name="P31"/>
      <text:p text:style-name="P31"/>
      <text:p text:style-name="P31"/>
      <text:p text:style-name="P31"/>
      <text:p text:style-name="P59">How will your gdb work be graded? <text:s text:c="2"/>This is difficult for the grader, whoever that may be. <text:s/>In old days of small class sizes I used to go to each student in the lab room and the student would demonstrate the required gdb skill. <text:s/><text:span text:style-name="T30">But that is no long feasible in the modern era. <text:s/>Today each student makes a text file with a name like gdb-notes.txt or similar name. <text:s/>In your gdb notes file place a descriptive short header such as “GDB commands used with Assignment 2”. <text:s/>After the header place in this file each of the gdb commands as required in the instructions of this page and the previous page. <text:s/>Place one command per physical line. <text:s/>The required commands have been highlighted in yellow on this page and the previous page.</text:span></text:p>
      <text:p text:style-name="P59"/>
      <text:p text:style-name="P60">When you submit your program for evaluation do include</text:p>
      <text:p text:style-name="P60"><text:tab/>driver <text:s/>(source file)</text:p>
      <text:p text:style-name="P31"><text:tab/><text:span text:style-name="T30">controller (source file)</text:span></text:p>
      <text:p text:style-name="P31"><text:tab/><text:span text:style-name="T30">other source files if any. <text:s text:c="2"/>Example, isfloat</text:span></text:p>
      <text:p text:style-name="P31"><text:tab/><text:span text:style-name="T30">bash file</text:span></text:p>
      <text:p text:style-name="P31"><text:tab/><text:span text:style-name="T30">gdb note file.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53">//The names “driver” and “controller” are generic names for source code files. <text:s/>They are not intended for actual use in a program. <text:s/>“Driver” vaguely refers to the function (usually main) that begins execution first. <text:s/>“Controller” refers to the function (usually in assembly) that is called by driver.</text:p>
      <text:p text:style-name="P61">Program requirements</text:p>
      <text:p text:style-name="P16"/>
      <text:p text:style-name="P26"><text:span text:style-name="T33">The calling structure </text:span><text:span text:style-name="T29">diagram must be preserved. <text:s/></text:span>That means <text:span text:style-name="T14">pythagoras</text:span> must call <text:span text:style-name="T14">triangle</text:span>.</text:p>
      <text:p text:style-name="P16"/>
      <text:p text:style-name="P64">Use block structuring for executable instructions in segment .text</text:p>
      <text:p text:style-name="P64"/>
      <text:p text:style-name="P45">The program must reach the standards of <text:s/>a “Professional Program”.</text:p>
      <text:p text:style-name="P16"/>
      <text:p text:style-name="P28">It is ok to copy executable source code from other programs found on the web, but don’t copy the comments found on the web. <text:s/><text:span text:style-name="T14">C</text:span>reate your own comments. <text:s/><text:span text:style-name="T11">You must personalize the program to make it your own.</text:span></text:p>
      <text:p text:style-name="P28"/>
      <text:p text:style-name="P45">In this program there is no input validation as practiced in an earlier program. <text:s/>However, we do want to exclude negative inputted numbers. <text:s/>If a negative or zero number is encountered then make the user re-enter the value until a valid positive number is received. <text:s/>We do this because the lengths of the sides of triangles cannot be zero or negative.</text:p>
      <text:p text:style-name="P46"/>
      <text:p text:style-name="P17"/>
      <text:p text:style-name="P45"><text:span text:style-name="T23">D</text:span><text:span text:style-name="T22">ate </text:span><text:span text:style-name="T23">for <text:s/>completion</text:span><text:span text:style-name="T22">: <text:s text:c="2"/></text:span><text:span text:style-name="T11">September </text:span><text:span text:style-name="T16">17</text:span><text:span text:style-name="T11">, 202</text:span><text:span text:style-name="T25">2 before 11:59pm.</text:span></text:p>
      <text:p text:style-name="P18"/>
      <text:p text:style-name="P29">If you finish this p<text:span text:style-name="T31">rogramming</text:span> assignment by the above date you are making normal progress.</text:p>
      <text:p text:style-name="P47"/>
      <text:p text:style-name="P32">The big question is “Will this be graded for points?”. <text:s text:c="2"/>Truthfully, I don’t know. <text:s/>I am still trying to obtain funding from the CS department for a grader.</text:p>
      <text:p text:style-name="P30"/>
      <text:p text:style-name="P32">FAQ: If there are no points should I do it? <text:s text:c="2"/>Yes, because techniques used in this program often appear in the midterm program.</text:p>
      <text:p text:style-name="P30"/>
      <text:p text:style-name="P30"/>
      <text:p text:style-name="P20"/>
      <text:p text:style-name="P20"/>
      <text:p text:style-name="P20"/>
      <text:p text:style-name="P20"/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Software. <text:s/>This document was created by “Libre Office Writer” word processor. <text:s/>The file is saved in an open source format known as “odt”. <text:s/>If you open this document using Microsoft software then <text:span text:style-name="T5">in most cases any diagram like the one on page 1 will be distorted. <text:s/>Yes, Google docs do a fine job of replacing Microsoft Office. <text:s/>I like Google docs but I don’t like to depend on the cloud for everything I do. <text:s/>That is why you should have </text:span>Libre Office, which is available as a free downloa<text:span text:style-name="T1">d at <text:s text:c="2"/></text:span><text:span text:style-name="T2">https://www.libreoffice.org/download/download/</text:span><text:span text:style-name="T1"> . <text:s/>Ther</text:span>e are versions available for Macs, Windows, and Linux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5T16:27:42.161642196</meta:creation-date>
    <dc:date>2022-09-02T13:49:30.696187975</dc:date>
    <meta:editing-duration>PT3H5M43S</meta:editing-duration>
    <meta:editing-cycles>37</meta:editing-cycles>
    <meta:generator>LibreOffice/7.2.7.2$Linux_X86_64 LibreOffice_project/20$Build-2</meta:generator>
    <meta:document-statistic meta:table-count="0" meta:image-count="0" meta:object-count="0" meta:page-count="5" meta:paragraph-count="71" meta:word-count="1296" meta:character-count="7661" meta:non-whitespace-character-count="6342"/>
  </office:meta>
</office:document-meta>
</file>